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4pt"/>
    </style:style>
    <style:style style:name="co2" style:family="table-column">
      <style:table-column-properties fo:break-before="auto" style:column-width="152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 style:data-style-name="N104"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4">
      <style:text-properties style:font-name="Liberation Sans" fo:font-size="12pt" style:font-size-asian="12pt" style:font-size-complex="12pt"/>
    </style:style>
    <style:style style:name="ce7" style:family="table-cell" style:parent-style-name="Default" style:data-style-name="N104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4">
      <style:text-properties style:font-name="Liberation Sans" fo:font-size="12pt" fo:font-style="italic" style:font-size-asian="12pt" style:font-style-asian="italic" style:font-size-complex="12pt" style:font-style-complex="italic"/>
    </style:style>
  </office:automatic-styles>
  <office:body>
    <office:spreadsheet>
      <table:calculation-settings table:automatic-find-labels="false"/>
      <table:table table:name="Sheet1" table:style-name="ta1" table:print-ranges="Sheet1.A21:Sheet1.H69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default-cell-style-name="ce6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14" table:default-cell-style-name="ce1"/>
        <table:table-row table:style-name="ro1">
          <table:table-cell table:number-columns-repeated="2"/>
          <table:table-cell office:value-type="string" calcext:value-type="string">
            <text:p>KONT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pital DB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SUMME</text:p>
          </table:table-cell>
          <table:table-cell office:value-type="string" calcext:value-type="string">
            <text:p>GROSSK</text:p>
          </table:table-cell>
          <table:table-cell office:value-type="float" office:value="132548" calcext:value-type="float">
            <text:p>132548</text:p>
          </table:table-cell>
          <table:table-cell office:value-type="float" office:value="139246" calcext:value-type="float">
            <text:p>139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pitalertraege</text:p>
          </table:table-cell>
          <table:table-cell office:value-type="string" calcext:value-type="string">
            <text:p>KAP 7</text:p>
          </table:table-cell>
          <table:table-cell table:style-name="ce6" table:formula="of:=SUM([.D5:.F5])" office:value-type="float" office:value="44693.73" calcext:value-type="float">
            <text:p>44,693.73</text:p>
          </table:table-cell>
          <table:table-cell office:value-type="float" office:value="44678.37" calcext:value-type="float">
            <text:p>44,678.37</text:p>
          </table:table-cell>
          <table:table-cell table:style-name="ce6" office:value-type="float" office:value="12.9" calcext:value-type="float">
            <text:p>12.90</text:p>
          </table:table-cell>
          <table:table-cell table:style-name="ce6" office:value-type="float" office:value="2.46" calcext:value-type="float">
            <text:p>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P 8</text:p>
          </table:table-cell>
          <table:table-cell table:style-name="ce6" table:formula="of:=SUM([.D6:.F6])" office:value-type="float" office:value="40737.62" calcext:value-type="float">
            <text:p>40,737.62</text:p>
          </table:table-cell>
          <table:table-cell office:value-type="float" office:value="40737.62" calcext:value-type="float">
            <text:p>40,737.62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2 oder 13</text:p>
          </table:table-cell>
          <table:table-cell table:style-name="ce6" table:formula="of:=SUM([.D7:.F7])" office:value-type="float" office:value="1602" calcext:value-type="float">
            <text:p>1,602.00</text:p>
          </table:table-cell>
          <table:table-cell office:value-type="float" office:value="1596.8" calcext:value-type="float">
            <text:p>1,596.80</text:p>
          </table:table-cell>
          <table:table-cell table:style-name="ce6" office:value-type="float" office:value="4.83" calcext:value-type="float">
            <text:p>4.83</text:p>
          </table:table-cell>
          <table:table-cell table:style-name="ce6" office:value-type="float" office:value="0.37" calcext:value-type="float">
            <text:p>0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P 48</text:p>
          </table:table-cell>
          <table:table-cell table:style-name="ce6" table:formula="of:=SUM([.D8:.F8])" office:value-type="float" office:value="10561.72" calcext:value-type="float">
            <text:p>10,561.72</text:p>
          </table:table-cell>
          <table:table-cell office:value-type="float" office:value="10559.22" calcext:value-type="float">
            <text:p>10,559.22</text:p>
          </table:table-cell>
          <table:table-cell table:style-name="ce6" office:value-type="float" office:value="1.99" calcext:value-type="float">
            <text:p>1.99</text:p>
          </table:table-cell>
          <table:table-cell table:style-name="ce6" office:value-type="float" office:value="0.51" calcext:value-type="float">
            <text:p>0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P 49</text:p>
          </table:table-cell>
          <table:table-cell table:style-name="ce6" table:formula="of:=SUM([.D9:.F9])" office:value-type="float" office:value="580.48" calcext:value-type="float">
            <text:p>580.48</text:p>
          </table:table-cell>
          <table:table-cell office:value-type="float" office:value="580.42" calcext:value-type="float">
            <text:p>580.42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P 50</text:p>
          </table:table-cell>
          <table:table-cell table:style-name="ce6" table:formula="of:=SUM([.D10:.F10])" office:value-type="float" office:value="844.58" calcext:value-type="float">
            <text:p>844.58</text:p>
          </table:table-cell>
          <table:table-cell office:value-type="float" office:value="844.44" calcext:value-type="float">
            <text:p>844.44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0.03" calcext:value-type="float">
            <text:p>0.0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ehalt</text:p>
          </table:table-cell>
          <table:table-cell/>
          <table:table-cell table:style-name="ce1"/>
          <table:table-cell office:value-type="string" calcext:value-type="string">
            <text:p>BFA Papi</text:p>
          </table:table-cell>
          <table:table-cell table:style-name="ce5" office:value-type="string" calcext:value-type="string">
            <text:p>BVV</text:p>
          </table:table-cell>
          <table:table-cell office:value-type="string" calcext:value-type="string">
            <text:p>BANKR</text:p>
          </table:table-cell>
          <table:table-cell office:value-type="string" calcext:value-type="string">
            <text:p>BFA MAMI</text:p>
          </table:table-cell>
          <table:table-cell office:value-type="string" calcext:value-type="string">
            <text:p>VB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te total</text:p>
          </table:table-cell>
          <table:table-cell office:value-type="string" calcext:value-type="string">
            <text:p>R 5</text:p>
          </table:table-cell>
          <table:table-cell table:style-name="ce6" table:formula="of:=SUM([.D15:.H15])" office:value-type="float" office:value="53622.76" calcext:value-type="float">
            <text:p>53,622.76</text:p>
          </table:table-cell>
          <table:table-cell office:value-type="float" office:value="22085.64" calcext:value-type="float">
            <text:p>22,085.64</text:p>
          </table:table-cell>
          <table:table-cell table:style-name="ce6" office:value-type="float" office:value="9222.36" calcext:value-type="float">
            <text:p>9,222.36</text:p>
          </table:table-cell>
          <table:table-cell table:style-name="ce6" office:value-type="float" office:value="10592.86" calcext:value-type="float">
            <text:p>10,592.86</text:p>
          </table:table-cell>
          <table:table-cell table:style-name="ce6" office:value-type="float" office:value="11721.9" calcext:value-type="float">
            <text:p>11,721.90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R 6</text:p>
          </table:table-cell>
          <table:table-cell table:style-name="ce6" table:formula="of:=SUM([.D16:.H16])" office:value-type="float" office:value="5069.94" calcext:value-type="float">
            <text:p>5,069.94</text:p>
          </table:table-cell>
          <table:table-cell office:value-type="float" office:value="3312.12" calcext:value-type="float">
            <text:p>3,312.12</text:p>
          </table:table-cell>
          <table:table-cell table:style-name="ce6" table:number-columns-repeated="2"/>
          <table:table-cell table:style-name="ce6" office:value-type="float" office:value="1757.82" calcext:value-type="float">
            <text:p>1,757.8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KRANK</text:p>
          </table:table-cell>
          <table:table-cell office:value-type="string" calcext:value-type="string">
            <text:p>R 17</text:p>
          </table:table-cell>
          <table:table-cell table:style-name="ce6" table:formula="of:=SUM([.D17:.H17])" office:value-type="float" office:value="5703.28" calcext:value-type="float">
            <text:p>5,703.28</text:p>
          </table:table-cell>
          <table:table-cell office:value-type="float" office:value="1840.56" calcext:value-type="float">
            <text:p>1,840.56</text:p>
          </table:table-cell>
          <table:table-cell table:style-name="ce6" office:value-type="float" office:value="1441.78" calcext:value-type="float">
            <text:p>1,441.78</text:p>
          </table:table-cell>
          <table:table-cell table:style-name="ce6" office:value-type="float" office:value="1444.08" calcext:value-type="float">
            <text:p>1,444.08</text:p>
          </table:table-cell>
          <table:table-cell table:style-name="ce6" office:value-type="float" office:value="976.86" calcext:value-type="float">
            <text:p>976.86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PFLEGE</text:p>
          </table:table-cell>
          <table:table-cell office:value-type="string" calcext:value-type="string">
            <text:p>R 19</text:p>
          </table:table-cell>
          <table:table-cell table:style-name="ce6" table:formula="of:=SUM([.D18:.H18])" office:value-type="float" office:value="1051.31" calcext:value-type="float">
            <text:p>1,051.31</text:p>
          </table:table-cell>
          <table:table-cell office:value-type="float" office:value="281.58" calcext:value-type="float">
            <text:p>281.58</text:p>
          </table:table-cell>
          <table:table-cell table:style-name="ce6" office:value-type="float" office:value="235.3" calcext:value-type="float">
            <text:p>235.30</text:p>
          </table:table-cell>
          <table:table-cell table:style-name="ce6" office:value-type="float" office:value="235.57" calcext:value-type="float">
            <text:p>235.57</text:p>
          </table:table-cell>
          <table:table-cell table:style-name="ce6" office:value-type="float" office:value="298.86" calcext:value-type="float">
            <text:p>298.86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 40</text:p>
          </table:table-cell>
          <table:table-cell table:style-name="ce6" table:formula="of:=SUM([.D19:.H19])" office:value-type="float" office:value="935.52" calcext:value-type="float">
            <text:p>935.52</text:p>
          </table:table-cell>
          <table:table-cell/>
          <table:table-cell table:style-name="ce6" table:number-columns-repeated="3"/>
          <table:table-cell table:style-name="ce6" office:value-type="float" office:value="935.52" calcext:value-type="float">
            <text:p>935.5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HAUPTSTRASSE 22</text:p>
          </table:table-cell>
          <table:table-cell/>
          <table:table-cell table:style-name="ce3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6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Vermietung Verpachtung</text:p>
          </table:table-cell>
          <table:table-cell/>
          <table:table-cell office:value-type="string" calcext:value-type="string">
            <text:p>Tausendstel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float" office:value="0.329" calcext:value-type="float">
            <text:p>0.329</text:p>
          </table:table-cell>
          <table:table-cell table:style-name="ce17" office:value-type="float" office:value="0.286" calcext:value-type="float">
            <text:p>0.286</text:p>
          </table:table-cell>
          <table:table-cell table:style-name="ce17" table:formula="of:=[.E23]+[.F23]" office:value-type="float" office:value="0.615" calcext:value-type="float">
            <text:p>0.615</text:p>
          </table:table-cell>
          <table:table-cell office:value-type="float" office:value="0.385" calcext:value-type="float">
            <text:p>0.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UPTSTRASSE 22</text:p>
          </table:table-cell>
          <table:table-cell/>
          <table:table-cell office:value-type="string" calcext:value-type="string">
            <text:p>Personen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9" office:value-type="string" calcext:value-type="string">
            <text:p>SUMME</text:p>
          </table:table-cell>
          <table:table-cell table:style-name="ce19" office:value-type="string" calcext:value-type="string">
            <text:p>1 OG</text:p>
          </table:table-cell>
          <table:table-cell table:style-name="ce19" office:value-type="string" calcext:value-type="string">
            <text:p>DG</text:p>
          </table:table-cell>
          <table:table-cell table:style-name="ce19" office:value-type="string" calcext:value-type="string">
            <text:p>SUMME PAPI</text:p>
          </table:table-cell>
          <table:table-cell table:style-name="ce19" office:value-type="string" calcext:value-type="string">
            <text:p>EG ALE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nnahmen Miete</text:p>
          </table:table-cell>
          <table:table-cell table:number-columns-repeated="2"/>
          <table:table-cell table:style-name="ce10" table:formula="of:=12*650" office:value-type="float" office:value="7800" calcext:value-type="float">
            <text:p>7,800.00</text:p>
          </table:table-cell>
          <table:table-cell table:style-name="ce6"/>
          <table:table-cell table:style-name="ce6" office:value-type="float" office:value="7800" calcext:value-type="float">
            <text:p>7,800.00</text:p>
          </table:table-cell>
          <table:table-cell table:style-name="ce6" table:formula="of:=SUM([.E26:.F26])" office:value-type="float" office:value="7800" calcext:value-type="float">
            <text:p>7,800.00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Einnahmen NK</text:p>
          </table:table-cell>
          <table:table-cell table:number-columns-repeated="2"/>
          <table:table-cell table:style-name="ce11" office:value-type="float" office:value="6720" calcext:value-type="float">
            <text:p>6,720.00</text:p>
          </table:table-cell>
          <table:table-cell table:style-name="ce6" table:formula="of:=12*220" office:value-type="float" office:value="2640" calcext:value-type="float">
            <text:p>2,640.00</text:p>
          </table:table-cell>
          <table:table-cell table:style-name="ce6" table:formula="of:=12*140" office:value-type="float" office:value="1680" calcext:value-type="float">
            <text:p>1,680.00</text:p>
          </table:table-cell>
          <table:table-cell table:style-name="ce6" table:formula="of:=SUM([.E27:.F27])" office:value-type="float" office:value="4320" calcext:value-type="float">
            <text:p>4,320.00</text:p>
          </table:table-cell>
          <table:table-cell table:style-name="ce6" table:formula="of:=12*200" office:value-type="float" office:value="2400" calcext:value-type="float">
            <text:p>2,4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innahmen Ausgl NK</text:p>
          </table:table-cell>
          <table:table-cell table:number-columns-repeated="2"/>
          <table:table-cell table:style-name="ce11" office:value-type="float" office:value="-1340.95" calcext:value-type="float">
            <text:p>-1,340.95</text:p>
          </table:table-cell>
          <table:table-cell table:style-name="ce13" table:formula="of:=-573.94-541.33" office:value-type="float" office:value="-1115.27" calcext:value-type="float">
            <text:p>-1,115.27</text:p>
          </table:table-cell>
          <table:table-cell table:style-name="ce13" table:formula="of:=-167.22+207.03" office:value-type="float" office:value="39.81" calcext:value-type="float">
            <text:p>39.81</text:p>
          </table:table-cell>
          <table:table-cell table:style-name="ce6" table:formula="of:=SUM([.E28:.F28])" office:value-type="float" office:value="-1075.46" calcext:value-type="float">
            <text:p>-1,075.46</text:p>
          </table:table-cell>
          <table:table-cell table:style-name="ce13" table:formula="of:=-521.62+256.13" office:value-type="float" office:value="-265.49" calcext:value-type="float">
            <text:p>-265.4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sg VERS</text:p>
          </table:table-cell>
          <table:table-cell table:number-columns-repeated="2"/>
          <table:table-cell table:style-name="ce12" office:value-type="float" office:value="-865.42" calcext:value-type="float">
            <text:p>-865.42</text:p>
          </table:table-cell>
          <table:table-cell table:style-name="ce6" table:formula="of:=[.D30]*[.$E$23]" office:value-type="float" office:value="-284.72318" calcext:value-type="float">
            <text:p>-284.72</text:p>
          </table:table-cell>
          <table:table-cell table:style-name="ce6" table:formula="of:=[.D30]*[.$F$23]" office:value-type="float" office:value="-247.51012" calcext:value-type="float">
            <text:p>-247.51</text:p>
          </table:table-cell>
          <table:table-cell table:style-name="ce6" table:formula="of:=SUM([.E30:.F30])" office:value-type="float" office:value="-532.2333" calcext:value-type="float">
            <text:p>-532.23</text:p>
          </table:table-cell>
          <table:table-cell table:style-name="ce6" table:formula="of:=[.D30]-[.G30]" office:value-type="float" office:value="-333.1867" calcext:value-type="float">
            <text:p>-333.1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V</text:p>
          </table:table-cell>
          <table:table-cell/>
          <table:table-cell table:style-name="ce13" office:value-type="float" office:value="-500.61" calcext:value-type="float">
            <text:p>-500.61</text:p>
          </table:table-cell>
          <table:table-cell table:style-name="ce6" table:formula="of:=[.D31]*[.$E$23]" office:value-type="float" office:value="-164.70069" calcext:value-type="float">
            <text:p>-164.70</text:p>
          </table:table-cell>
          <table:table-cell table:style-name="ce6" table:formula="of:=[.D31]*[.$F$23]" office:value-type="float" office:value="-143.17446" calcext:value-type="float">
            <text:p>-143.17</text:p>
          </table:table-cell>
          <table:table-cell table:style-name="ce6" table:formula="of:=SUM([.E31:.F31])" office:value-type="float" office:value="-307.87515" calcext:value-type="float">
            <text:p>-307.88</text:p>
          </table:table-cell>
          <table:table-cell table:style-name="ce6" table:formula="of:=[.D31]-[.G31]" office:value-type="float" office:value="-192.73485" calcext:value-type="float">
            <text:p>-192.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LIANZ</text:p>
          </table:table-cell>
          <table:table-cell/>
          <table:table-cell table:style-name="ce13" office:value-type="float" office:value="-98.62" calcext:value-type="float">
            <text:p>-98.62</text:p>
          </table:table-cell>
          <table:table-cell table:style-name="ce6" table:formula="of:=[.D32]*[.$E$23]" office:value-type="float" office:value="-32.44598" calcext:value-type="float">
            <text:p>-32.45</text:p>
          </table:table-cell>
          <table:table-cell table:style-name="ce6" table:formula="of:=[.D32]*[.$F$23]" office:value-type="float" office:value="-28.20532" calcext:value-type="float">
            <text:p>-28.21</text:p>
          </table:table-cell>
          <table:table-cell table:style-name="ce6" table:formula="of:=SUM([.E32:.F32])" office:value-type="float" office:value="-60.6513" calcext:value-type="float">
            <text:p>-60.65</text:p>
          </table:table-cell>
          <table:table-cell table:style-name="ce6" table:formula="of:=[.D32]-[.G32]" office:value-type="float" office:value="-37.9687" calcext:value-type="float">
            <text:p>-37.9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ELVETIA</text:p>
          </table:table-cell>
          <table:table-cell/>
          <table:table-cell table:style-name="ce13" office:value-type="float" office:value="-64.15" calcext:value-type="float">
            <text:p>-64.15</text:p>
          </table:table-cell>
          <table:table-cell table:style-name="ce6" table:formula="of:=[.D33]*[.$E$23]" office:value-type="float" office:value="-21.10535" calcext:value-type="float">
            <text:p>-21.11</text:p>
          </table:table-cell>
          <table:table-cell table:style-name="ce6" table:formula="of:=[.D33]*[.$F$23]" office:value-type="float" office:value="-18.3469" calcext:value-type="float">
            <text:p>-18.35</text:p>
          </table:table-cell>
          <table:table-cell table:style-name="ce6" table:formula="of:=SUM([.E33:.F33])" office:value-type="float" office:value="-39.45225" calcext:value-type="float">
            <text:p>-39.45</text:p>
          </table:table-cell>
          <table:table-cell table:style-name="ce6" table:formula="of:=[.D33]-[.G33]" office:value-type="float" office:value="-24.69775" calcext:value-type="float">
            <text:p>-24.7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te Leipziger</text:p>
          </table:table-cell>
          <table:table-cell/>
          <table:table-cell table:style-name="ce13" table:formula="of:=-195-7.04" office:value-type="float" office:value="-202.04" calcext:value-type="float">
            <text:p>-202.04</text:p>
          </table:table-cell>
          <table:table-cell table:style-name="ce6" table:formula="of:=[.D34]*[.$E$23]" office:value-type="float" office:value="-66.47116" calcext:value-type="float">
            <text:p>-66.47</text:p>
          </table:table-cell>
          <table:table-cell table:style-name="ce6" table:formula="of:=[.D34]*[.$F$23]" office:value-type="float" office:value="-57.78344" calcext:value-type="float">
            <text:p>-57.78</text:p>
          </table:table-cell>
          <table:table-cell table:style-name="ce6" table:formula="of:=SUM([.E34:.F34])" office:value-type="float" office:value="-124.2546" calcext:value-type="float">
            <text:p>-124.25</text:p>
          </table:table-cell>
          <table:table-cell table:style-name="ce6" table:formula="of:=[.D34]-[.G34]" office:value-type="float" office:value="-77.7854" calcext:value-type="float">
            <text:p>-77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g GRUNDSTEUER</text:p>
          </table:table-cell>
          <table:table-cell table:style-name="ce3"/>
          <table:table-cell table:number-columns-repeated="2"/>
          <table:table-cell table:style-name="ce13" office:value-type="float" office:value="-140.13" calcext:value-type="float">
            <text:p>-140.13</text:p>
          </table:table-cell>
          <table:table-cell table:style-name="ce13" office:value-type="float" office:value="-198.6" calcext:value-type="float">
            <text:p>-198.60</text:p>
          </table:table-cell>
          <table:table-cell table:style-name="ce6" table:formula="of:=SUM([.E35:.F35])" office:value-type="float" office:value="-338.73" calcext:value-type="float">
            <text:p>-338.73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Ausg Handwerker</text:p>
          </table:table-cell>
          <table:table-cell table:number-columns-repeated="2"/>
          <table:table-cell table:style-name="ce11" table:formula="of:=SUM([.D37:.D41])" office:value-type="float" office:value="-1198.32" calcext:value-type="float">
            <text:p>-1,198.32</text:p>
          </table:table-cell>
          <table:table-cell table:style-name="ce6" table:formula="of:=[.D36]*[.$E$23]" office:value-type="float" office:value="-394.24728" calcext:value-type="float">
            <text:p>-394.25</text:p>
          </table:table-cell>
          <table:table-cell table:style-name="ce6" table:formula="of:=[.D36]*[.$F$23]" office:value-type="float" office:value="-342.71952" calcext:value-type="float">
            <text:p>-342.72</text:p>
          </table:table-cell>
          <table:table-cell table:style-name="ce6" table:formula="of:=SUM([.E36:.F36])" office:value-type="float" office:value="-736.9668" calcext:value-type="float">
            <text:p>-736.97</text:p>
          </table:table-cell>
          <table:table-cell table:style-name="ce6" table:formula="of:=[.D36]-[.G36]" office:value-type="float" office:value="-461.3532" calcext:value-type="float">
            <text:p>-461.3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Rutkowski</text:p>
          </table:table-cell>
          <table:table-cell/>
          <table:table-cell table:style-name="ce13" office:value-type="float" office:value="-302.74" calcext:value-type="float">
            <text:p>-302.74</text:p>
          </table:table-cell>
          <table:table-cell table:style-name="ce6" table:formula="of:=[.D37]*[.$E$23]" office:value-type="float" office:value="-99.60146" calcext:value-type="float">
            <text:p>-99.60</text:p>
          </table:table-cell>
          <table:table-cell table:style-name="ce6" table:formula="of:=[.D37]*[.$F$23]" office:value-type="float" office:value="-86.58364" calcext:value-type="float">
            <text:p>-86.58</text:p>
          </table:table-cell>
          <table:table-cell table:style-name="ce6" table:formula="of:=SUM([.E37:.F37])" office:value-type="float" office:value="-186.1851" calcext:value-type="float">
            <text:p>-186.19</text:p>
          </table:table-cell>
          <table:table-cell table:style-name="ce6" table:formula="of:=[.D37]-[.G37]" office:value-type="float" office:value="-116.5549" calcext:value-type="float">
            <text:p>-116.5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Sorex Feuers</text:p>
          </table:table-cell>
          <table:table-cell/>
          <table:table-cell table:style-name="ce13" office:value-type="float" office:value="-39.57" calcext:value-type="float">
            <text:p>-39.57</text:p>
          </table:table-cell>
          <table:table-cell table:style-name="ce6" table:formula="of:=[.D38]*[.$E$23]" office:value-type="float" office:value="-13.01853" calcext:value-type="float">
            <text:p>-13.02</text:p>
          </table:table-cell>
          <table:table-cell table:style-name="ce6" table:formula="of:=[.D38]*[.$F$23]" office:value-type="float" office:value="-11.31702" calcext:value-type="float">
            <text:p>-11.32</text:p>
          </table:table-cell>
          <table:table-cell table:style-name="ce6" table:formula="of:=SUM([.E38:.F38])" office:value-type="float" office:value="-24.33555" calcext:value-type="float">
            <text:p>-24.34</text:p>
          </table:table-cell>
          <table:table-cell table:style-name="ce6" table:formula="of:=[.D38]-[.G38]" office:value-type="float" office:value="-15.23445" calcext:value-type="float">
            <text:p>-15.2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Wartung Heizung</text:p>
          </table:table-cell>
          <table:table-cell/>
          <table:table-cell table:style-name="ce13" office:value-type="float" office:value="-465.29" calcext:value-type="float">
            <text:p>-465.29</text:p>
          </table:table-cell>
          <table:table-cell table:style-name="ce6" table:formula="of:=[.D39]*[.$E$23]" office:value-type="float" office:value="-153.08041" calcext:value-type="float">
            <text:p>-153.08</text:p>
          </table:table-cell>
          <table:table-cell table:style-name="ce6" table:formula="of:=[.D39]*[.$F$23]" office:value-type="float" office:value="-133.07294" calcext:value-type="float">
            <text:p>-133.07</text:p>
          </table:table-cell>
          <table:table-cell table:style-name="ce6" table:formula="of:=SUM([.E39:.F39])" office:value-type="float" office:value="-286.15335" calcext:value-type="float">
            <text:p>-286.15</text:p>
          </table:table-cell>
          <table:table-cell table:style-name="ce6" table:formula="of:=[.D39]-[.G39]" office:value-type="float" office:value="-179.13665" calcext:value-type="float">
            <text:p>-179.1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Waschkueche HERDEL</text:p>
          </table:table-cell>
          <table:table-cell/>
          <table:table-cell table:style-name="ce13" office:value-type="float" office:value="-54.74" calcext:value-type="float">
            <text:p>-54.74</text:p>
          </table:table-cell>
          <table:table-cell table:style-name="ce6" table:formula="of:=[.D40]*[.$E$23]" office:value-type="float" office:value="-18.00946" calcext:value-type="float">
            <text:p>-18.01</text:p>
          </table:table-cell>
          <table:table-cell table:style-name="ce6" table:formula="of:=[.D40]*[.$F$23]" office:value-type="float" office:value="-15.65564" calcext:value-type="float">
            <text:p>-15.66</text:p>
          </table:table-cell>
          <table:table-cell table:style-name="ce6" table:formula="of:=SUM([.E40:.F40])" office:value-type="float" office:value="-33.6651" calcext:value-type="float">
            <text:p>-33.67</text:p>
          </table:table-cell>
          <table:table-cell table:style-name="ce6" table:formula="of:=[.D40]-[.G40]" office:value-type="float" office:value="-21.0749" calcext:value-type="float">
            <text:p>-21.07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Wasseruhr Lerner</text:p>
          </table:table-cell>
          <table:table-cell/>
          <table:table-cell office:value-type="float" office:value="-335.98" calcext:value-type="float">
            <text:p>-335.98</text:p>
          </table:table-cell>
          <table:table-cell table:style-name="ce6" table:number-columns-repeated="3"/>
          <table:table-cell table:style-name="ce6" office:value-type="float" office:value="-335.98" calcext:value-type="float">
            <text:p>-335.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g Kontofuehrung</text:p>
          </table:table-cell>
          <table:table-cell table:number-columns-repeated="2"/>
          <table:table-cell table:style-name="ce11" office:value-type="float" office:value="-119.88" calcext:value-type="float">
            <text:p>-119.88</text:p>
          </table:table-cell>
          <table:table-cell table:style-name="ce6" table:formula="of:=[.D42]*[.$E$23]" office:value-type="float" office:value="-39.44052" calcext:value-type="float">
            <text:p>-39.44</text:p>
          </table:table-cell>
          <table:table-cell table:style-name="ce6" table:formula="of:=[.D42]*[.$F$23]" office:value-type="float" office:value="-34.28568" calcext:value-type="float">
            <text:p>-34.29</text:p>
          </table:table-cell>
          <table:table-cell table:style-name="ce6" table:formula="of:=SUM([.E42:.F42])" office:value-type="float" office:value="-73.7262" calcext:value-type="float">
            <text:p>-73.73</text:p>
          </table:table-cell>
          <table:table-cell table:style-name="ce6" table:formula="of:=[.D42]-[.G42]" office:value-type="float" office:value="-46.1538" calcext:value-type="float">
            <text:p>-46.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g Muell (ueber papi privat)</text:p>
          </table:table-cell>
          <table:table-cell table:number-columns-repeated="2"/>
          <table:table-cell table:style-name="ce11" office:value-type="float" office:value="-177.6" calcext:value-type="float">
            <text:p>-177.60</text:p>
          </table:table-cell>
          <table:table-cell table:style-name="ce6" table:formula="of:=[.$D43]*[.E$24]/[.$D$24]" office:value-type="float" office:value="-71.04" calcext:value-type="float">
            <text:p>-71.04</text:p>
          </table:table-cell>
          <table:table-cell table:style-name="ce6" table:formula="of:=[.$D43]*[.F$24]/[.$D$24]" office:value-type="float" office:value="-35.52" calcext:value-type="float">
            <text:p>-35.52</text:p>
          </table:table-cell>
          <table:table-cell table:style-name="ce6" table:formula="of:=[.$D43]*[.G$24]/[.$D$24]" office:value-type="float" office:value="-106.56" calcext:value-type="float">
            <text:p>-106.56</text:p>
          </table:table-cell>
          <table:table-cell table:style-name="ce6" table:formula="of:=[.$D43]*[.H$24]/[.$D$24]" office:value-type="float" office:value="-71.04" calcext:value-type="float">
            <text:p>-71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g Gas</text:p>
          </table:table-cell>
          <table:table-cell table:number-columns-repeated="2"/>
          <table:table-cell table:style-name="ce11" office:value-type="float" office:value="-1948.94" calcext:value-type="float">
            <text:p>-1,948.94</text:p>
          </table:table-cell>
          <table:table-cell table:style-name="ce6" table:formula="of:=[.D44]*[.$E$23]" office:value-type="float" office:value="-641.20126" calcext:value-type="float">
            <text:p>-641.20</text:p>
          </table:table-cell>
          <table:table-cell table:style-name="ce6" table:formula="of:=[.D44]*[.$F$23]" office:value-type="float" office:value="-557.39684" calcext:value-type="float">
            <text:p>-557.40</text:p>
          </table:table-cell>
          <table:table-cell table:style-name="ce6" table:formula="of:=SUM([.E44:.F44])" office:value-type="float" office:value="-1198.5981" calcext:value-type="float">
            <text:p>-1,198.60</text:p>
          </table:table-cell>
          <table:table-cell table:style-name="ce6" table:formula="of:=[.D44]-[.G44]" office:value-type="float" office:value="-750.3419" calcext:value-type="float">
            <text:p>-750.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g Strom</text:p>
          </table:table-cell>
          <table:table-cell table:number-columns-repeated="2"/>
          <table:table-cell table:style-name="ce11" office:value-type="float" office:value="-279.18" calcext:value-type="float">
            <text:p>-279.18</text:p>
          </table:table-cell>
          <table:table-cell table:style-name="ce6" table:formula="of:=[.D45]*[.$E$23]" office:value-type="float" office:value="-91.85022" calcext:value-type="float">
            <text:p>-91.85</text:p>
          </table:table-cell>
          <table:table-cell table:style-name="ce6" table:formula="of:=[.D45]*[.$F$23]" office:value-type="float" office:value="-79.84548" calcext:value-type="float">
            <text:p>-79.85</text:p>
          </table:table-cell>
          <table:table-cell table:style-name="ce6" table:formula="of:=SUM([.E45:.F45])" office:value-type="float" office:value="-171.6957" calcext:value-type="float">
            <text:p>-171.70</text:p>
          </table:table-cell>
          <table:table-cell table:style-name="ce6" table:formula="of:=[.D45]-[.G45]" office:value-type="float" office:value="-107.4843" calcext:value-type="float">
            <text:p>-107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g Ableseservice Ritter</text:p>
          </table:table-cell>
          <table:table-cell table:number-columns-repeated="2"/>
          <table:table-cell table:style-name="ce11" office:value-type="float" office:value="-329.78" calcext:value-type="float">
            <text:p>-329.78</text:p>
          </table:table-cell>
          <table:table-cell table:style-name="ce6" table:formula="of:=[.D46]*[.$E$23]" office:value-type="float" office:value="-108.49762" calcext:value-type="float">
            <text:p>-108.50</text:p>
          </table:table-cell>
          <table:table-cell table:style-name="ce6" table:formula="of:=[.D46]*[.$F$23]" office:value-type="float" office:value="-94.31708" calcext:value-type="float">
            <text:p>-94.32</text:p>
          </table:table-cell>
          <table:table-cell table:style-name="ce6" table:formula="of:=SUM([.E46:.F46])" office:value-type="float" office:value="-202.8147" calcext:value-type="float">
            <text:p>-202.81</text:p>
          </table:table-cell>
          <table:table-cell table:style-name="ce6" table:formula="of:=[.D46]-[.G46]" office:value-type="float" office:value="-126.9653" calcext:value-type="float">
            <text:p>-126.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g Wasser</text:p>
          </table:table-cell>
          <table:table-cell table:number-columns-repeated="2"/>
          <table:table-cell table:style-name="ce14" office:value-type="float" office:value="-713.11" calcext:value-type="float">
            <text:p>-713.11</text:p>
          </table:table-cell>
          <table:table-cell table:style-name="ce6" table:formula="of:=[.$D47]*[.E$24]/[.$D$24]" office:value-type="float" office:value="-285.244" calcext:value-type="float">
            <text:p>-285.24</text:p>
          </table:table-cell>
          <table:table-cell table:style-name="ce6" table:formula="of:=[.$D47]*[.F$24]/[.$D$24]" office:value-type="float" office:value="-142.622" calcext:value-type="float">
            <text:p>-142.62</text:p>
          </table:table-cell>
          <table:table-cell table:style-name="ce6" table:formula="of:=[.$D47]*[.G$24]/[.$D$24]" office:value-type="float" office:value="-427.866" calcext:value-type="float">
            <text:p>-427.87</text:p>
          </table:table-cell>
          <table:table-cell table:style-name="ce6" table:formula="of:=[.$D47]*[.H$24]/[.$D$24]" office:value-type="float" office:value="-285.244" calcext:value-type="float">
            <text:p>-285.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4" office:value-type="string" calcext:value-type="string">
            <text:p>Ausg Badenova (Strom + Wasser)</text:p>
          </table:table-cell>
          <table:table-cell/>
          <table:table-cell table:style-name="ce15" table:formula="of:=[.D45]+[.D47]" office:value-type="float" office:value="-992.29" calcext:value-type="float">
            <text:p>-992.29</text:p>
          </table:table-cell>
          <table:table-cell table:style-name="ce20" table:formula="of:=[.$D48]*[.E$24]/[.$D$24]" office:value-type="float" office:value="-396.916" calcext:value-type="float">
            <text:p>-396.92</text:p>
          </table:table-cell>
          <table:table-cell table:style-name="ce20" table:formula="of:=[.$D48]*[.F$24]/[.$D$24]" office:value-type="float" office:value="-198.458" calcext:value-type="float">
            <text:p>-198.46</text:p>
          </table:table-cell>
          <table:table-cell table:style-name="ce20" table:formula="of:=[.$D48]*[.G$24]/[.$D$24]" office:value-type="float" office:value="-595.374" calcext:value-type="float">
            <text:p>-595.37</text:p>
          </table:table-cell>
          <table:table-cell table:style-name="ce20" table:formula="of:=[.$D48]*[.H$24]/[.$D$24]" office:value-type="float" office:value="-396.916" calcext:value-type="float">
            <text:p>-396.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g Garten</text:p>
          </table:table-cell>
          <table:table-cell table:number-columns-repeated="2"/>
          <table:table-cell table:style-name="ce11" office:value-type="float" office:value="-1367.4" calcext:value-type="float">
            <text:p>-1,367.40</text:p>
          </table:table-cell>
          <table:table-cell table:style-name="ce6" table:formula="of:=[.D49]*[.$E$23]" office:value-type="float" office:value="-449.8746" calcext:value-type="float">
            <text:p>-449.87</text:p>
          </table:table-cell>
          <table:table-cell table:style-name="ce6" table:formula="of:=[.D49]*[.$F$23]" office:value-type="float" office:value="-391.0764" calcext:value-type="float">
            <text:p>-391.08</text:p>
          </table:table-cell>
          <table:table-cell table:style-name="ce6" table:formula="of:=SUM([.E49:.F49])" office:value-type="float" office:value="-840.951" calcext:value-type="float">
            <text:p>-840.95</text:p>
          </table:table-cell>
          <table:table-cell table:style-name="ce6" table:formula="of:=[.D49]-[.G49]" office:value-type="float" office:value="-526.449" calcext:value-type="float">
            <text:p>-526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g Verwaltung</text:p>
          </table:table-cell>
          <table:table-cell table:number-columns-repeated="2"/>
          <table:table-cell table:style-name="ce12" office:value-type="float" office:value="-480" calcext:value-type="float">
            <text:p>-480.00</text:p>
          </table:table-cell>
          <table:table-cell table:style-name="ce6" table:number-columns-repeated="3"/>
          <table:table-cell table:style-name="ce6" table:formula="of:=[.D50]-[.G50]" office:value-type="float" office:value="-480" calcext:value-type="float">
            <text:p>-48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g Bueromaterial</text:p>
          </table:table-cell>
          <table:table-cell table:number-columns-repeated="2"/>
          <table:table-cell table:style-name="ce12" table:formula="of:=-638.16-[.D50]" office:value-type="float" office:value="-158.16" calcext:value-type="float">
            <text:p>-158.16</text:p>
          </table:table-cell>
          <table:table-cell table:style-name="ce6" table:number-columns-repeated="2"/>
          <table:table-cell table:style-name="ce6" table:formula="of:=0.5*[.D51]" office:value-type="float" office:value="-79.08" calcext:value-type="float">
            <text:p>-79.08</text:p>
          </table:table-cell>
          <table:table-cell table:style-name="ce6" table:formula="of:=[.D51]-[.G51]" office:value-type="float" office:value="-79.08" calcext:value-type="float">
            <text:p>-79.0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derausgaben 1OG PAP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osten Wasserschaden</text:p>
          </table:table-cell>
          <table:table-cell table:number-columns-repeated="2"/>
          <table:table-cell table:number-columns-repeated="2" table:style-name="ce13" office:value-type="float" office:value="-4086.42" calcext:value-type="float">
            <text:p>-4,086.42</text:p>
          </table:table-cell>
          <table:table-cell table:style-name="ce3"/>
          <table:table-cell table:style-name="ce13" office:value-type="float" office:value="-4086.42" calcext:value-type="float">
            <text:p>-4,086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stattung Wasserschaden</text:p>
          </table:table-cell>
          <table:table-cell table:number-columns-repeated="2"/>
          <table:table-cell table:number-columns-repeated="2" table:style-name="ce13" office:value-type="float" office:value="3730.42" calcext:value-type="float">
            <text:p>3,730.42</text:p>
          </table:table-cell>
          <table:table-cell table:style-name="ce3"/>
          <table:table-cell table:style-name="ce13" office:value-type="float" office:value="3730.42" calcext:value-type="float">
            <text:p>3,730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erenz WASSERSCHADEN</text:p>
          </table:table-cell>
          <table:table-cell table:number-columns-repeated="2"/>
          <table:table-cell table:formula="of:=[.D56]+[.D57]" office:value-type="float" office:value="-356" calcext:value-type="float">
            <text:p>-356.00</text:p>
          </table:table-cell>
          <table:table-cell table:style-name="ce6" table:formula="of:=[.E56]+[.E57]" office:value-type="float" office:value="-356" calcext:value-type="float">
            <text:p>-356.00</text:p>
          </table:table-cell>
          <table:table-cell table:style-name="ce3"/>
          <table:table-cell table:style-name="ce6" table:formula="of:=[.G56]+[.G57]" office:value-type="float" office:value="-356" calcext:value-type="float">
            <text:p>-356.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iterer Vorgaen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inlagen</text:p>
          </table:table-cell>
          <table:table-cell/>
          <table:table-cell table:style-name="ce3"/>
          <table:table-cell table:formula="of:=SUM([.F62:.H62])" office:value-type="float" office:value="2520" calcext:value-type="float">
            <text:p>2,520.00</text:p>
          </table:table-cell>
          <table:table-cell/>
          <table:table-cell table:style-name="ce13" office:value-type="float" office:value="1680" calcext:value-type="float">
            <text:p>1,680.00</text:p>
          </table:table-cell>
          <table:table-cell table:style-name="Default"/>
          <table:table-cell table:style-name="ce13" office:value-type="float" office:value="840" calcext:value-type="float">
            <text:p>84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b Oswald</text:p>
          </table:table-cell>
          <table:table-cell table:number-columns-repeated="2"/>
          <table:table-cell office:value-type="float" office:value="-163.09" calcext:value-type="float">
            <text:p>-163.09</text:p>
          </table:table-cell>
          <table:table-cell table:style-name="ce6"/>
          <table:table-cell table:style-name="ce6" table:formula="of:=0.5*[.D63]" office:value-type="float" office:value="-81.545" calcext:value-type="float">
            <text:p>-81.55</text:p>
          </table:table-cell>
          <table:table-cell table:style-name="Default"/>
          <table:table-cell table:style-name="ce6" table:formula="of:=[.D63]-[.F63]" office:value-type="float" office:value="-81.545" calcext:value-type="float">
            <text:p>-81.5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mme Zufluss HAUSKONTO 050493600</text:p>
          </table:table-cell>
          <table:table-cell table:number-columns-repeated="2"/>
          <table:table-cell table:formula="of:=[.D27]+[.D57]+[.D62]" office:value-type="float" office:value="12970.42" calcext:value-type="float">
            <text:p>12,970.42</text:p>
          </table:table-cell>
          <table:table-cell table:style-name="ce6" table:formula="of:=[.E27]+[.E57]+[.E62]" office:value-type="float" office:value="6370.42" calcext:value-type="float">
            <text:p>6,370.42</text:p>
          </table:table-cell>
          <table:table-cell table:style-name="ce6" table:formula="of:=[.F27]+[.F57]+[.F62]" office:value-type="float" office:value="3360" calcext:value-type="float">
            <text:p>3,360.00</text:p>
          </table:table-cell>
          <table:table-cell table:style-name="ce6" table:formula="of:=[.G27]+[.G57]+[.H62]" office:value-type="float" office:value="8890.42" calcext:value-type="float">
            <text:p>8,890.42</text:p>
          </table:table-cell>
          <table:table-cell table:style-name="ce6" table:formula="of:=[.H27]+[.H57]+[.H62]" office:value-type="float" office:value="3240" calcext:value-type="float">
            <text:p>3,24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me Abfluss HAUSKONTO 050493600</text:p>
          </table:table-cell>
          <table:table-cell table:number-columns-repeated="2"/>
          <table:table-cell table:formula="of:=[.D28]+[.D30]+[.D36]+[.D42]+[.D44]+[.D45]+[.D46]+[.D47]+[.D49]+[.D50]+[.D51]++[.D56]+[.D63]" office:value-type="float" office:value="-13050.65" calcext:value-type="float">
            <text:p>-13,050.65</text:p>
          </table:table-cell>
          <table:table-cell table:style-name="ce6" table:formula="of:=[.E28]+[.E30]+[.E36]+[.E42]+[.E44]+[.E45]+[.E46]+[.E47]+[.E49]+[.E50]+[.E51]++[.E56]+[.E63]" office:value-type="float" office:value="-7496.76868" calcext:value-type="float">
            <text:p>-7,496.77</text:p>
          </table:table-cell>
          <table:table-cell table:style-name="ce6" table:formula="of:=[.F28]+[.F30]+[.F36]+[.F42]+[.F44]+[.F45]+[.F46]+[.F47]+[.F49]+[.F50]+[.F51]++[.F56]+[.F63]" office:value-type="float" office:value="-1931.50812" calcext:value-type="float">
            <text:p>-1,931.51</text:p>
          </table:table-cell>
          <table:table-cell table:style-name="ce6" table:formula="of:=[.G28]+[.G30]+[.G36]+[.G42]+[.G44]+[.G45]+[.G46]+[.G47]+[.G49]+[.G50]+[.G51]++[.G56]+[.H63]" office:value-type="float" office:value="-9507.3568" calcext:value-type="float">
            <text:p>-9,507.36</text:p>
          </table:table-cell>
          <table:table-cell table:style-name="ce6" table:formula="of:=[.H28]+[.H30]+[.H36]+[.H42]+[.H44]+[.H45]+[.H46]+[.H47]+[.H49]+[.H50]+[.H51]++[.H56]+[.H63]" office:value-type="float" office:value="-3543.2932" calcext:value-type="float">
            <text:p>-3,543.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e (5826.54) – Anfang (5906.77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Zufluss + Abfluss</text:p>
          </table:table-cell>
          <table:table-cell table:formula="of:=[.D65]+[.D66]" office:value-type="float" office:value="-80.2299999999996" calcext:value-type="float">
            <text:p>-80.23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UMME AUSGABEN HAUS (Konto + Meulle)</text:p>
          </table:table-cell>
          <table:table-cell table:number-columns-repeated="2"/>
          <table:table-cell table:formula="of:=[.D66]+[.D43]" office:value-type="float" office:value="-13228.25" calcext:value-type="float">
            <text:p>-13,228.25</text:p>
          </table:table-cell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21.6pt" fo:margin-bottom="21.6pt" fo:margin-left="21.6pt" fo:margin-right="21.6pt" style:shadow="none" style:scale-to-pages="1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08:21:42.26898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4:00:59.742415756</meta:creation-date>
    <meta:generator>LibreOffice/5.1.6.2$Linux_X86_64 LibreOffice_project/10m0$Build-2</meta:generator>
    <dc:date>2018-05-17T09:20:55.400616545</dc:date>
    <meta:editing-duration>P10DT3H8M53S</meta:editing-duration>
    <meta:editing-cycles>29</meta:editing-cycles>
    <meta:print-date>2018-04-15T10:06:19.556679244</meta:print-date>
    <meta:document-statistic meta:table-count="1" meta:cell-count="268" meta:object-count="0"/>
  </office:meta>
</office:document-meta>
</file>